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WHAT?! To think you overcame all of the traps
laid here for you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have earned my respect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Am Impressed That You Have Made It All The
Way Here, Heavenly Maidens!”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GRH! This was a plan concocted by yours
truly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e Laid Many Traps In Your Path To Drive
You Insane And To The Wall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TIRE! The Heavenly Maidens' power comes
from their spirit! The more obstacles we set
in your way, the further that power decays!!”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ES!! In your exhausted states, you are no
match for we Hellish Kings!!”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The Juvenile Is In The Bedroom In The Back,
Sleeping Soundly!”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she'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KGH!! What is with that spritely demeanor?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Do you mean to say... my masterful plan
failed?!!”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hat The?! I've Never Heard Of Such A
Thing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RRGH!! Then it is clear what happens next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will face we Hellish Kings head-on!!
Ready yourselves!”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RIEF!! H-How could Deep Blue and I have
lost to you at the same time...?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t's Truly Unthinkable!”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